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officeooo:rsid="001a957b" officeooo:paragraph-rsid="001a957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a957b" officeooo:paragraph-rsid="001a957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ccce7" officeooo:paragraph-rsid="001ccce7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officeooo:rsid="0010be29" officeooo:paragraph-rsid="0010be29"/>
    </style:style>
    <style:style style:name="P12" style:family="paragraph" style:parent-style-name="Table_20_Contents">
      <style:text-properties officeooo:rsid="001b0351" officeooo:paragraph-rsid="00199480"/>
    </style:style>
    <style:style style:name="P13" style:family="paragraph" style:parent-style-name="Table_20_Contents">
      <style:text-properties officeooo:rsid="001ccce7" officeooo:paragraph-rsid="001ccce7"/>
    </style:style>
    <style:style style:name="P14" style:family="paragraph" style:parent-style-name="Table_20_Contents">
      <style:text-properties officeooo:rsid="0010be29" officeooo:paragraph-rsid="0010be29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be29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a957b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b5106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ccce7" style:font-style-asian="normal" style:font-weight-asian="normal" style:font-style-complex="normal" style:font-weight-complex="normal"/>
    </style:style>
    <style:style style:name="T6" style:family="text">
      <style:text-properties officeooo:rsid="001b0351"/>
    </style:style>
    <style:style style:name="T7" style:family="text">
      <style:text-properties officeooo:rsid="001b5106"/>
    </style:style>
    <style:style style:name="T8" style:family="text">
      <style:text-properties officeooo:rsid="001ccc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8">2. Gestion du</text:span> compte membre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13">Gestion du compte membre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ésire <text:span text:style-name="T8">gérer son compte. Il peut supprimer son compte, renouveller son abonnement, consulter ses crédits, ajouter du crédits et se deconnecter. Voir UC.2.1 – UC.2.6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5"><text:span text:style-name="T8">Membre</text:span>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 <text:span text:style-name="T7">et sa carte de crédit doit être valide.</text:span>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12">Aucun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9">Lorsque l'utilisateur désire <text:span text:style-name="T6">renouveller </text:span>son compte, il doit tout d'abord s'authentifier. <text:span text:style-name="T6">Un utilisateur peut renouveller son abonnement parce qu'il n'aura bientôt plus de crédits disponibles.</text:span></text:p>
      <text:p text:style-name="P9"/>
      <text:p text:style-name="P10">En étant authentifié, le membre a accès à la gestion de son compte. Plusieurs options lui est offert.</text:p>
      <text:p text:style-name="P3"/>
      <text:p text:style-name="P2">Scénario d'opération</text:p>
      <text:list xml:id="list3317352762258732581" text:style-name="L1">
        <text:list-item>
          <text:p text:style-name="P7">L'utilisateur s'authentifie et passe alors au status de « membre ».</text:p>
        </text:list-item>
        <text:list-item>
          <text:p text:style-name="P11"><text:span text:style-name="T2">L</text:span><text:span text:style-name="T1">e membre a désormais accès à son compte </text:span><text:span text:style-name="T5">et selectionne l'option voulu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7T16:41:05.301096981</dc:date>
    <meta:editing-duration>PT47M40S</meta:editing-duration>
    <meta:editing-cycles>11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1" meta:word-count="132" meta:character-count="880" meta:non-whitespace-character-count="770"/>
  </office:meta>
</office:document-meta>
</file>